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movesordered vain bestmove:ssa</text:p>
      <text:p text:style-name="Standard"/>
      <text:p text:style-name="Standard">Yhden siirron haku syvyydellä 1 kun peli on vasta alkanut kesti: 11 ms</text:p>
      <text:p text:style-name="Standard">Yhden siirron haku syvyydellä 1 kun pelissä on tehty jo siirtoja kesti: 39 ms</text:p>
      <text:p text:style-name="Standard">Yhden siirron haku syvyydellä 2 kun peli on vasta alkanut kesti: 148 ms</text:p>
      <text:p text:style-name="Standard">Yhden siirron haku syvyydellä 2 kun pelissä on tehty jo siirtoja kesti: 292 ms</text:p>
      <text:p text:style-name="Standard">Yhden siirron haku syvyydellä 3 kun peli on vasta alkanut kesti: 867 ms</text:p>
      <text:p text:style-name="Standard">Yhden siirron haku syvyydellä 3 kun pelissä on tehty jo siirtoja kesti: 3132 ms</text:p>
      <text:p text:style-name="Standard"/>
      <text:p text:style-name="Standard">Yhden siirron haku syvyydellä 1 kun peli on vasta alkanut kesti: 7 ms</text:p>
      <text:p text:style-name="Standard">Yhden siirron haku syvyydellä 1 kun pelissä on tehty jo siirtoja kesti: 85 ms</text:p>
      <text:p text:style-name="Standard">Yhden siirron haku syvyydellä 2 kun peli on vasta alkanut kesti: 78 ms</text:p>
      <text:p text:style-name="Standard">Yhden siirron haku syvyydellä 2 kun pelissä on tehty jo siirtoja kesti: 339 ms</text:p>
      <text:p text:style-name="Standard">Yhden siirron haku syvyydellä 3 kun peli on vasta alkanut kesti: 855 ms</text:p>
      <text:p text:style-name="Standard">Yhden siirron haku syvyydellä 3 kun pelissä on tehty jo siirtoja kesti: 3175 ms</text:p>
      <text:p text:style-name="Standard"/>
      <text:p text:style-name="Standard">Allmovesordered kaikissa metodeissa</text:p>
      <text:p text:style-name="Standard"/>
      <text:p text:style-name="Standard">Yhden siirron haku syvyydellä 1 kun peli on vasta alkanut kesti: 19 ms</text:p>
      <text:p text:style-name="Standard">Yhden siirron haku syvyydellä 1 kun pelissä on tehty jo siirtoja kesti: 160 ms</text:p>
      <text:p text:style-name="Standard">Yhden siirron haku syvyydellä 2 kun peli on vasta alkanut kesti: 218 ms</text:p>
      <text:p text:style-name="Standard">Yhden siirron haku syvyydellä 2 kun pelissä on tehty jo siirtoja kesti: 964 ms</text:p>
      <text:p text:style-name="Standard">Yhden siirron haku syvyydellä 3 kun peli on vasta alkanut kesti: 2691 ms</text:p>
      <text:p text:style-name="Standard">Yhden siirron haku syvyydellä 3 kun pelissä on tehty jo siirtoja kesti: 11453 ms</text:p>
      <text:p text:style-name="Standard"/>
      <text:p text:style-name="Standard">allMoves kaikissa metodeissa</text:p>
      <text:p text:style-name="Standard"/>
      <text:p text:style-name="Standard">Yhden siirron haku syvyydellä 1 kun peli on vasta alkanut kesti: 7 ms</text:p>
      <text:p text:style-name="Standard">Yhden siirron haku syvyydellä 1 kun pelissä on tehty jo siirtoja kesti: 97 ms</text:p>
      <text:p text:style-name="Standard">Yhden siirron haku syvyydellä 2 kun peli on vasta alkanut kesti: 82 ms</text:p>
      <text:p text:style-name="Standard">Yhden siirron haku syvyydellä 2 kun pelissä on tehty jo siirtoja kesti: 324 ms</text:p>
      <text:p text:style-name="Standard">Yhden siirron haku syvyydellä 3 kun peli on vasta alkanut kesti: 882 ms</text:p>
      <text:p text:style-name="Standard">Yhden siirron haku syvyydellä 3 kun pelissä on tehty jo siirtoja kesti: 3035 ms</text:p>
      <text:p text:style-name="Standard"/>
      <text:p text:style-name="Standard">---------&gt; allMovesOrdered ei ole tehok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6:42:37.13</meta:creation-date>
    <meta:document-statistic meta:table-count="0" meta:image-count="0" meta:object-count="0" meta:page-count="1" meta:paragraph-count="28" meta:word-count="338" meta:character-count="1920"/>
    <dc:date>2015-02-04T16:49:53.67</dc:date>
    <meta:editing-duration>PT7M16S</meta:editing-duration>
    <meta:editing-cycles>1</meta:editing-cycles>
    <meta:generator>OpenOffice.org/3.4.1$Win32 OpenOffice.org_project/341m1$Build-9593</meta:generator>
  </office:meta>
</office:document-meta>
</file>